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elle1" style:family="table">
      <style:table-properties style:width="15.984cm" fo:margin-left="-0.191cm" table:align="left"/>
    </style:style>
    <style:style style:name="Tabelle1.A" style:family="table-column">
      <style:table-column-properties style:column-width="3.563cm"/>
    </style:style>
    <style:style style:name="Tabelle1.B" style:family="table-column">
      <style:table-column-properties style:column-width="12.421cm"/>
    </style:style>
    <style:style style:name="Tabelle1.A1" style:family="table-cell">
      <style:table-cell-properties fo:padding-left="0.191cm" fo:padding-right="0.191cm" fo:padding-top="0cm" fo:padding-bottom="0cm" fo:border="0.018cm solid #00000a" style:writing-mode="lr-tb"/>
    </style:style>
    <style:style style:name="Tabelle1.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Standard">
      <style:paragraph-properties fo:line-height="100%"/>
    </style:style>
    <style:style style:name="P2"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3" style:family="paragraph" style:parent-style-name="Standard">
      <style:text-properties style:text-underline-style="solid" style:text-underline-width="auto" style:text-underline-color="font-color" style:text-underline-mode="continuous" style:text-overline-mode="continuous" style:text-line-through-mode="continuous" style:font-weight-complex="bold"/>
    </style:style>
    <style:style style:name="P4" style:family="paragraph" style:parent-style-name="Standard">
      <style:text-properties style:font-weight-complex="bold"/>
    </style:style>
    <style:style style:name="P5" style:family="paragraph" style:parent-style-name="Standard">
      <style:text-properties style:text-underline-style="solid" style:text-underline-width="auto" style:text-underline-color="font-color" style:text-underline-mode="continuous" style:text-overline-mode="continuous" style:text-line-through-mode="continuous" style:font-weight-complex="bold"/>
    </style:style>
    <style:style style:name="P6" style:family="paragraph" style:parent-style-name="Standard">
      <style:text-properties style:text-underline-style="solid" style:text-underline-width="auto" style:text-underline-color="font-color" style:font-weight-complex="bold"/>
    </style:style>
    <style:style style:name="P7" style:family="paragraph" style:parent-style-name="Standard">
      <style:text-properties style:text-position="0% 100%" fo:font-style="italic" style:text-underline-style="solid" style:text-underline-width="auto" style:text-underline-color="font-color" style:text-underline-mode="continuous" style:text-overline-mode="continuous" style:text-line-through-mode="continuous" style:font-style-asian="italic" style:font-style-complex="italic" style:font-weight-complex="bold"/>
    </style:style>
    <style:style style:name="P8" style:family="paragraph" style:parent-style-name="Standard">
      <style:paragraph-properties fo:text-align="justify" style:justify-single-word="false"/>
      <style:text-properties style:text-position="0% 100%" fo:font-style="italic" style:text-underline-style="solid" style:text-underline-width="auto" style:text-underline-color="font-color" style:text-underline-mode="continuous" style:text-overline-mode="continuous" style:text-line-through-mode="continuous" style:font-style-asian="italic" style:font-style-complex="italic" style:font-weight-complex="bold"/>
    </style:style>
    <style:style style:name="P9" style:family="paragraph" style:parent-style-name="Standard">
      <style:paragraph-properties fo:text-align="start" style:justify-single-word="false"/>
      <style:text-properties style:text-position="0% 100%" fo:font-style="italic" style:text-underline-style="solid" style:text-underline-width="auto" style:text-underline-color="font-color" style:text-underline-mode="continuous" style:text-overline-mode="continuous" style:text-line-through-mode="continuous" style:font-style-asian="italic" style:font-style-complex="italic" style:font-weight-complex="bold"/>
    </style:style>
    <style:style style:name="P10" style:family="paragraph" style:parent-style-name="Standard">
      <style:paragraph-properties fo:text-align="start" style:justify-single-word="false"/>
      <style:text-properties style:text-position="0% 100%" fo:font-style="normal" style:text-underline-style="solid" style:text-underline-width="auto" style:text-underline-color="font-color" style:text-underline-mode="continuous" style:text-overline-mode="continuous" style:text-line-through-mode="continuous" style:font-style-asian="normal" style:font-style-complex="normal" style:font-weight-complex="bold"/>
    </style:style>
    <style:style style:name="P11" style:family="paragraph" style:parent-style-name="Standard">
      <style:text-properties style:font-weight-complex="bold"/>
    </style:style>
    <style:style style:name="P12" style:family="paragraph" style:parent-style-name="Standard">
      <style:text-properties style:text-underline-style="none" style:text-underline-mode="continuous" style:text-overline-mode="continuous" style:text-line-through-mode="continuous" style:font-weight-complex="bold"/>
    </style:style>
    <style:style style:name="P13" style:family="paragraph" style:parent-style-name="Heading_20_1" style:master-page-name="MP0">
      <style:paragraph-properties style:page-number="auto"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style:text-position="super 64%"/>
    </style:style>
    <style:style style:name="T5" style:family="text">
      <style:text-properties style:text-underline-style="solid" style:text-underline-width="auto" style:text-underline-color="font-color" style:text-underline-mode="continuous" style:text-overline-mode="continuous" style:text-line-through-mode="continuous"/>
    </style:style>
    <style:style style:name="T6" style:family="text">
      <style:text-properties style:text-underline-style="solid" style:text-underline-width="auto" style:text-underline-color="font-color" style:text-underline-mode="continuous" style:text-overline-mode="continuous" style:text-line-through-mode="continuous" style:font-weight-complex="bold"/>
    </style:style>
    <style:style style:name="T7"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8" style:family="text">
      <style:text-properties fo:language="en" fo:country="GB"/>
    </style:style>
    <style:style style:name="T9" style:family="text">
      <style:text-properties style:text-underline-style="none"/>
    </style:style>
    <style:style style:name="T10" style:family="text">
      <style:text-properties fo:font-style="normal" style:text-underline-style="none" style:font-style-asian="normal" style:font-style-complex="normal"/>
    </style:style>
    <style:style style:name="T11" style:family="text">
      <style:text-properties style:text-position="0% 100%" fo:font-style="italic" style:text-underline-style="none" style:text-underline-mode="continuous" style:text-overline-mode="continuous" style:text-line-through-mode="continuous" style:font-style-asian="italic" style:font-style-complex="italic"/>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Geschichte Desmond</text:h>
      <text:p text:style-name="Standard">Desmond MacVain ist Bruder der berühmten Patricia MacVain und Sohn seines Vaters Herr MacVain. Seine Familie ist irischer Abstammung, lebt aber nun seit einigen Generationen in New York. Er war schon immer sehr an 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Standard">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Standard"/>
      <table:table table:name="Tabelle1" table:style-name="Tabelle1">
        <table:table-column table:style-name="Tabelle1.A"/>
        <table:table-column table:style-name="Tabelle1.B"/>
        <table:table-row>
          <table:table-cell table:style-name="Tabelle1.A1" office:value-type="string">
            <text:p text:style-name="P1">29. August (Mi)</text:p>
          </table:table-cell>
          <table:table-cell table:style-name="Tabelle1.A1" office:value-type="string">
            <text:p text:style-name="P1">Desmond geht ins TBH um sich dort mit Elizabeth über sein Problem zu unterhalten. Werden von Cathleen belauscht. Cathleen spricht Desmond etwas später an und macht ihm das Angebot.</text:p>
          </table:table-cell>
        </table:table-row>
        <table:table-row>
          <table:table-cell table:style-name="Tabelle1.A1" office:value-type="string">
            <text:p text:style-name="P1">6. September (Do)</text:p>
          </table:table-cell>
          <table:table-cell table:style-name="Tabelle1.A1" office:value-type="string">
            <text:p text:style-name="P1">Anruf von Cathleen an Desmond. Austausch der Lage und des Codes des Schließfachs. Ella bekommt etwas mit.</text:p>
          </table:table-cell>
        </table:table-row>
        <table:table-row>
          <table:table-cell table:style-name="Tabelle1.A1" office:value-type="string">
            <text:p text:style-name="P1">7. September (Fr)</text:p>
          </table:table-cell>
          <table:table-cell table:style-name="Tabelle1.A1" office:value-type="string">
            <text:p text:style-name="P1">Erste Lieferung zusammen mit Linse und erstem Brief. Kult nennt ihm Gegenleistung.</text:p>
          </table:table-cell>
        </table:table-row>
        <table:table-row>
          <table:table-cell table:style-name="Tabelle1.A4" office:value-type="string">
            <text:p text:style-name="P1">8. September (Sa)</text:p>
          </table:table-cell>
          <table:table-cell table:style-name="Tabelle1.A4" office:value-type="string">
            <text:p text:style-name="P1">Desmond erkennt die Echtheit der Lieferung und beginnt nach einem Apartment zu suchen.</text:p>
          </table:table-cell>
        </table:table-row>
        <table:table-row>
          <table:table-cell table:style-name="Tabelle1.A4" office:value-type="string">
            <text:p text:style-name="P1">12. September (Mi)</text:p>
          </table:table-cell>
          <table:table-cell table:style-name="Tabelle1.A4" office:value-type="string">
            <text:p text:style-name="P1">Desmond hat sich ein paar Apartments aus der Zeitung ausgesucht und besichtigt nun diese. Er entscheidet sich rasch für eines. Bezahlt drei Monate Miete im Voraus.</text:p>
          </table:table-cell>
        </table:table-row>
        <table:table-row>
          <table:table-cell table:style-name="Tabelle1.A4" office:value-type="string">
            <text:p text:style-name="P1">17. September (Mo)</text:p>
          </table:table-cell>
          <table:table-cell table:style-name="Tabelle1.A4" office:value-type="string">
            <text:p text:style-name="P1">Lieferung Desmonds an die Packstation.</text:p>
          </table:table-cell>
        </table:table-row>
        <table:table-row>
          <table:table-cell table:style-name="Tabelle1.A1" office:value-type="string">
            <text:p text:style-name="P1">21. September (Fr)</text:p>
          </table:table-cell>
          <table:table-cell table:style-name="Tabelle1.A1" office:value-type="string">
            <text:p text:style-name="P1">Lieferung der Kultisten.</text:p>
          </table:table-cell>
        </table:table-row>
        <table:table-row>
          <table:table-cell table:style-name="Tabelle1.A4" office:value-type="string">
            <text:p text:style-name="P1">1. Oktober (Mo)</text:p>
          </table:table-cell>
          <table:table-cell table:style-name="Tabelle1.A4" office:value-type="string">
            <text:p text:style-name="P1">Lieferung Desmonds an die Packstation.</text:p>
          </table:table-cell>
        </table:table-row>
        <table:table-row>
          <table:table-cell table:style-name="Tabelle1.A1" office:value-type="string">
            <text:p text:style-name="P1">5. Oktober (Fr)</text:p>
          </table:table-cell>
          <table:table-cell table:style-name="Tabelle1.A1" office:value-type="string">
            <text:p text:style-name="P1">Lieferung der Kultisten.</text:p>
          </table:table-cell>
        </table:table-row>
        <table:table-row>
          <table:table-cell table:style-name="Tabelle1.A4" office:value-type="string">
            <text:p text:style-name="P1">15. Oktober (Mo)</text:p>
          </table:table-cell>
          <table:table-cell table:style-name="Tabelle1.A4" office:value-type="string">
            <text:p text:style-name="P1">Lieferung Desmonds an die Packstation.</text:p>
          </table:table-cell>
        </table:table-row>
        <table:table-row>
          <table:table-cell table:style-name="Tabelle1.A1" office:value-type="string">
            <text:p text:style-name="P1">19. Oktober (Fr)</text:p>
          </table:table-cell>
          <table:table-cell table:style-name="Tabelle1.A1" office:value-type="string">
            <text:p text:style-name="P1">Desmond erhält den Brief und letzte Lieferung, die Desmond nicht mitnimmt.</text:p>
          </table:table-cell>
        </table:table-row>
        <table:table-row>
          <table:table-cell table:style-name="Tabelle1.A1" office:value-type="string">
            <text:p text:style-name="P1">20. Oktober (Sa)</text:p>
          </table:table-cell>
          <table:table-cell table:style-name="Tabelle1.A1" office:value-type="string">
            <text:p text:style-name="P1">Desmond schreibt die Briefe an die Investigatoren.</text:p>
          </table:table-cell>
        </table:table-row>
        <table:table-row>
          <table:table-cell table:style-name="Tabelle1.A1" office:value-type="string">
            <text:p text:style-name="P1">26. Oktober (Fr),</text:p>
            <text:p text:style-name="P1">21 Uhr</text:p>
          </table:table-cell>
          <table:table-cell table:style-name="Tabelle1.A1" office:value-type="string">
            <text:p text:style-name="P1">Zeitpunkt der geplanten Übergabe, zu der Desmond nicht erscheint.</text:p>
          </table:table-cell>
        </table:table-row>
        <table:table-row>
          <table:table-cell table:style-name="Tabelle1.A1" office:value-type="string">
            <text:p text:style-name="P1">27. Oktober (Sa)</text:p>
          </table:table-cell>
          <table:table-cell table:style-name="Tabelle1.A1" office:value-type="string">
            <text:p text:style-name="P1">Kult legt Drohbrief mit Kontaktdeadline (30.10.) in das Schließfach.</text:p>
          </table:table-cell>
        </table:table-row>
        <table:table-row>
          <table:table-cell table:style-name="Tabelle1.A1" office:value-type="string">
            <text:p text:style-name="P1">30. Oktober (Di)</text:p>
          </table:table-cell>
          <table:table-cell table:style-name="Tabelle1.A1" office:value-type="string">
            <text:p text:style-name="P1">Kontaktdeadline verstreicht. Kult plant Entführung und Folterung.</text:p>
          </table:table-cell>
        </table:table-row>
        <table:table-row>
          <table:table-cell table:style-name="Tabelle1.A1" office:value-type="string">
            <text:p text:style-name="P1">31. Oktober (Mi),</text:p>
            <text:p text:style-name="P1">23:30 Uhr</text:p>
          </table:table-cell>
          <table:table-cell table:style-name="Tabelle1.A1" office:value-type="string">
            <text:p text:style-name="P1">Entführung von Desmond.</text:p>
          </table:table-cell>
        </table:table-row>
        <table:table-row>
          <table:table-cell table:style-name="Tabelle1.A1" office:value-type="string">
            <text:p text:style-name="P1">1. November (Do),</text:p>
            <text:p text:style-name="P1">11 Uhr</text:p>
          </table:table-cell>
          <table:table-cell table:style-name="Tabelle1.A1" office:value-type="string">
            <text:p text:style-name="P1">Gleichzeitige Ankunft der Investigatoren an Desmonds Wohnblock.</text:p>
          </table:table-cell>
        </table:table-row>
        <table:table-row>
          <table:table-cell table:style-name="Tabelle1.A1" office:value-type="string">
            <text:p text:style-name="P1">11:30 Uhr</text:p>
          </table:table-cell>
          <table:table-cell table:style-name="Tabelle1.A1" office:value-type="string">
            <text:p text:style-name="P1">Ankunft von Desmonds Verlobten Ella Geraldson am Apartment, die unerwartet früh von ihren Verwandten aus Boston zurückkehrt.</text:p>
          </table:table-cell>
        </table:table-row>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ext:soft-page-break/>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able:table-row>
          <table:table-cell table:style-name="Tabelle1.A1" office:value-type="string">
            <text:p text:style-name="P1"/>
          </table:table-cell>
          <table:table-cell table:style-name="Tabelle1.A1" office:value-type="string">
            <text:p text:style-name="P1"/>
          </table:table-cell>
        </table:table-row>
      </table:table>
      <text:p text:style-name="Standard"/>
      <text:h text:style-name="Heading_20_1" text:outline-level="1">Vorgeschichte des Abenteuers</text:h>
      <text:p text:style-name="Standard">Desmond ist nun schon etwa 1 ½ Jahre am Bellevue Hospital (BH) tätig. Er wohnt mit seiner Verlobten etwa 20 Minuten mit dem Auto entfernt vom BH. In seiner freien Zeit forscht er an der Entwicklung des Polio- Impfstoffes. Dafür „opfert“ er seine Pausen und seinen Feierabend. Doch die Extraktion der Viren gestaltet sich sehr schwierig. Deshalb wächst mit der Zeit seine Resignation. Er befragt einige Kollegen nach Lösungen für sein Problem, die ihm aber alle nicht weiterhelfen können. Einige Tage darauf besuchte er auch seine gute Freundin Elizabeth Campbell am The Brooklyn Hospital (TBH). Er erzählte ihr von seinem Vorhaben und der Schwierigkeit, die sich ihm dabei stellt. Cathleen Sullivan belauscht dieses Gespräch und sieht die Gelegenheit für sich und ihren Kult. Später am Parkplatz macht sie Desmond ein Angebot: Sie könne liefern, was er benötige. Zunächst erstmal ein wenig, damit Desmond sich auf das Angebot einlassen kann. Dafür soll er ein Schließfach anmieten und auf einen Anruf von Cathleen warten. Desmond tut wie ihm geheißen und setzt den Schließfachcode auf das Datum seiner Verlobung (06.08.1923 -&gt; Code ist 0806, da englisches Format MM-DD-YYYY). Etwa eine Woche später erhält er einen Anruf von Cathleen. Sie erkundigt sich über die Lage und den Code des Schließfachs und gibt Bescheid, dass er sich die Ware am nächsten Morgen abholen kann. Ella bekommt das Telefonat und die Aufregung ihres Verlobten mit, dieser gibt darüber aber nur wenig Auskunft und Ella lässt das Thema ruhen.</text:p>
      <text:p text:style-name="Standard">Am nächsten Tag holt Desmond während seiner Mittagspause eine rundliche Phiole mit Metallschraubverschluss, die mit einer klaren Flüssigkeit (Wasser) gefüllt ist, aus dem Schließfach. Das Wasser der Phiole dient den Viren als Trägermittel. Außerdem befand sich im Schließfach noch ein Brief, in dem der Kult Desmond erklärt, was er ihnen als Gegenleistung schuldig sei und wie er es ihnen übermitteln solle, und eine spezielle, magische Linse, die es ihm erlaubt, die Viren genauer zu betrachten und zu untersuchen. Er nahm Viren und Linse mit in das Labor des BH und untersuchte sie dort. Er führte dazu ein paar Vergleichsproben mit der Linse durch. Er war sich nach kurzer Zeit sicher, dass dies wirklich die Polioviren sind, die er benötigt. Aber er stellt auch fest, dass er nicht ewig lang im Labor des Krankenhauses weiterforschen kann, da sonst Fragen aufkämen, woher er denn seine Forschungsmittel nehme. Deswegen hält er in den nächsten Tagen nach einem günstigen Apartment Ausschau. Nach wenigen Tagen hatte er eine engere Auswahl getroffen und besichtigte diese. Noch am selben Tag mietete er eines der Apartments an und bezahlte die Miete drei Monate im Voraus.</text:p>
      <text:p text:style-name="Standard">So verstreichen nun weitere Wochen, in denen Desmond immer wieder Lieferungen seinerseits an die Packstation in Union-City macht und er selbst Lieferungen mit Viren erhält. Er forscht und testet seinen Impfstoff auch an Menschen.</text:p>
      <text:p text:style-name="Standard">Nach einigen Woche aber fordern die Kultisten nun nicht mehr nur Organe und menschliche Teile, sondern sogar ein lebendes Opfer. Desmond, der mit diesen Forderungen an seine moralischen Grenzen stößt, hinterlässt seinerseits einen Zettel mit der Botschaft, dass er aussteigt, und nimmt diese Lieferung nicht an sich.</text:p>
      <text:p text:style-name="Standard">Er fühlt sich aber dennoch unsicher und kontaktiert deswegen seine Freunde und Familie, die er um Hilfe bittet. Aber dem Kult gelingt es, den Brief an Elizabeth abzufangen. Daraufhin beschließt <text:soft-page-break/>Cathleen, davon ausgehend, dass Desmond vermutlich noch mehr Leuten geschrieben hat, in Elizabeths Rolle zu schlüpfen, um jene anderen zu überwachen. <text:s/></text:p>
      <text:p text:style-name="Standard">Desmonds Sorge ist nicht unbegründet, denn der Kult gibt ihm noch eine letzte Warnung ins Schließfach, die er nicht liest und dementsprechend nicht darauf reagiert. Daraufhin entführen sie ihn wenige Tage später, in der Nacht bevor die Investigatoren bei ihm ankommen.</text:p>
      <text:p text:style-name="Standard">In der Nacht der Entführung wird Desmond von der aufbrechenden Tür geweckt. Er geht in die Küche und bewaffnet sich mit einem Messer. Einer der Entführer (Dave) betritt über das Esszimmer die Küche, wird dort von Desmond mit einem Messerangriff überrascht und zieht sich dabei eine Schnittverletzung am Oberschenkel zu. Reflexartig gelingt es Dave, ihm das Messer aus der Hand zu schlagen. Desmond nutzt die Gelegenheit und flieht ins Schlafzimmer, wo er den Zweiten der Entführer (&lt;Entführer_innerer_Kreis&gt;) sieht, der vom Flur aus direkt ins Schlafzimmer gegangen ist. Schnell wirft Desmond ein Regal um, damit er sich einen Vorsprung zu verschaffen kann und flieht weiter in das Bad, worin er sich dann einschließt. Die Entführer brechen aber auch die Badezimmertür in Richtung Flur auf und können ihn nach kurzem Kampf überwältigen. In dem Gerangel verliert &lt;Entführer_innerer_Kreis&gt; sein Kult-Amulett, welches unter den Badezimmerschrank rutscht. Außerdem geht der Spiegel im Badezimmer kaputt und einige Hygieneartikel/Schminkzeug werden über den Boden verteilt. Sie stülpen Desmond einen Sack über den Kopf, zerren ihn aus der Wohnung und stoßen dabei ein Bild von der Wand <text:span text:style-name="Absatz-Standardschriftart"><text:span text:style-name="T2">(Hinweis-Bild!)</text:span></text:span> und werfen einen Kleiderständer um. Sie laden ihn in ihren Van und transportieren ihn zur Kultstätte.</text:p>
      <text:p text:style-name="Standard">Etwa einen halben Tag später kommen die Investigatoren an...</text:p>
      <text:p text:style-name="Standard"/>
      <text:h text:style-name="Heading_20_1" text:outline-level="1">Kult</text:h>
      <text:p text:style-name="Standard">Der Kult um Tsathoggua wurde vor etwa fünf Jahren von Richard Carter gegründet, nachdem er die Anrufung Tsathogguas aus einem Buch gelernt hatte. Er vernichtete danach das Buch, so dass nur er Zugriff auf dieses Wissen hat. Mithilfe der Anrufung erbat er von Tsathoggua Wissen und Macht. Dieser brachte ihm die Beschwörungsformel für ein formloses Gezücht bei, welches die Dienerrasse des Tsathogguas ist. Über diese Kreatur finden die Opferrituale statt. Richard wählte den Keller eines halb abgerissenen Anwesens etwas außerhalb von Union-City als Kultstätte und als Versteck für das formlose Gezücht. Seitdem wuchs der Kult auf 15 Mitglieder an. Als Erkennungszeichen tragen sie </text:p>
      <text:p text:style-name="Standard">Der Kult ist hierarchisch strukturiert: </text:p>
      <text:p text:style-name="Standard">- Es gibt <text:span text:style-name="Absatz-Standardschriftart"><text:span text:style-name="T3">einen</text:span></text:span> Kultleiter (Richard selbst), der die Opferrituale vollzieht und in allen wichtigen Angelegenheiten das letzte Wort hat.</text:p>
      <text:p text:style-name="Standard">- Dann gibt es <text:span text:style-name="Absatz-Standardschriftart"><text:span text:style-name="T3">vier</text:span></text:span> weitere aus dem engeren Kreis (darunter Cathleen und &lt;Entführer_innerer_Kreis&gt;), welche ebenfalls direkt an den Opferritualen teilnehmen und bedeutsame Kultmitglieder sind. Sie haben bereits das Formlose Gezücht zu Gesicht bekommen.</text:p>
      <text:p text:style-name="Standard">- Die übrigen <text:span text:style-name="Absatz-Standardschriftart"><text:span text:style-name="T3">zehn</text:span></text:span> bilden den äußeren Kreis (darunter Dave), die bei Entscheidungen kein oder kaum Mitspracherecht haben, aber gerne für größere Rituale „genutzt“ (!= geopfert) werden, und durchaus auch vom Kult profitieren</text:p>
      <text:p text:style-name="Standard">In den Opferritualen, für die jeweils Richard und zwei Leute des inneren Kreises anwesend sein müssen, opfern/verfüttern sie Fleisch an das formlose Gezücht. Im Gegenzug werden Richard und der engere Kreis hin und wieder mit weiteren Zaubern und gewissen Gegenständen ausgestattet. </text:p>
      <text:p text:style-name="Standard"/>
      <text:h text:style-name="Heading_20_1" text:outline-level="1">Orte</text:h>
      <text:p text:style-name="P2">Desmonds Wohnung</text:p>
      <text:p text:style-name="Standard">Desmonds Wohnung befindet sich in der 32<text:span text:style-name="Absatz-Standardschriftart"><text:span text:style-name="T4">nd</text:span></text:span> Street New York, etwa 20 Minuten mit dem Auto vom BH entfernt. Er wohnt im 4. Stock des mehrstöckigen Gebäudes.</text:p>
      <text:p text:style-name="Standard">Wenn die Investigatoren dort ankommen, können sie das Gebäude leicht betreten, da der Eingang zum Treppenhaus nicht abgeschlossen ist. An Desmonds Wohnungstür stellen sie fest, dass die Tür offenbar aufgebrochen wurde. Die Wohnung ist leer, was aber nicht direkt erkennbar ist.</text:p>
      <text:p text:style-name="Standard"><text:soft-page-break/></text:p>
      <text:p text:style-name="Standard"><text:span text:style-name="Absatz-Standardschriftart"><text:span text:style-name="T1"><draw:frame draw:style-name="fr1" draw:name="Grafik 1" text:anchor-type="as-char" svg:y="0cm" svg:width="15.981cm" style:rel-width="scale" svg:height="9.737cm" style:rel-height="scale" draw:z-index="0"><draw:image/></draw:frame></text:span></text:span></text:p>
      <text:p text:style-name="Standard"><text:span text:style-name="Absatz-Standardschriftart"><text:span text:style-name="T5">Arbeitszimmer</text:span></text:span>: </text:p>
      <text:p text:style-name="Standard">Die Wände sind mit einer Blumentapete beklebt, der Boden mit einem Teppichboden bedeckt und zwei Fenster zeigen in Richtung Osten. Gegenüber der Tür unterhalb des südlicheren Fensters befindet sich ein Schreibtisch aus dunklem Holz mit Schreibtischstuhl aus leicht hellerem Holz. Links davon an der südlichen Wand befindet sich ein mannshohes Regal, in dem einige Ordner zu erkennen sind. An der Nordwand steht ein Klavier mit „Klavierhocker“. Unweit daneben lehnt eine Tasche für ein weitere Musikinstrument, offenbar ein Saxophon, und ein Notenständer an der Wand.</text:p>
      <text:p text:style-name="Standard">Auf dem Schreibtisch liegen einige Schreibutensilien und Papier, außerdem steht darauf noch eine Tischlampe und ein Telefon. Der Schreibtisch besitzt Schubladen, in denen sich ein paar Büroartikel befinden (Stempel, Büroklammern, etc.) und ein <text:a xlink:type="simple" xlink:href="#Adressbuch" office:target-frame-name="_top" xlink:show="replace" text:style-name="Internet_20_link" text:visited-style-name="Visited_20_Internet_20_Link"><text:span text:style-name="Hyperlink">A</text:span></text:a><text:bookmark-start text:name="_Hlt32056454"/><text:a xlink:type="simple" xlink:href="#Adressbuch" office:target-frame-name="_top" xlink:show="replace" text:style-name="Internet_20_link" text:visited-style-name="Visited_20_Internet_20_Link"><text:span text:style-name="Hyperlink">d</text:span></text:a><text:bookmark-end text:name="_Hlt32056454"/><text:a xlink:type="simple" xlink:href="#Adressbuch" office:target-frame-name="_top" xlink:show="replace" text:style-name="Internet_20_link" text:visited-style-name="Visited_20_Internet_20_Link"><text:span text:style-name="Hyperlink">re</text:span></text:a><text:bookmark-start text:name="_Hlt32056446"/><text:a xlink:type="simple" xlink:href="#Adressbuch" office:target-frame-name="_top" xlink:show="replace" text:style-name="Internet_20_link" text:visited-style-name="Visited_20_Internet_20_Link"><text:span text:style-name="Hyperlink">s</text:span></text:a><text:bookmark-end text:name="_Hlt32056446"/><text:bookmark-start text:name="_Hlt32056448"/><text:bookmark-start text:name="_Hlt32056210"/><text:bookmark-start text:name="_Hlt32056209"/><text:a xlink:type="simple" xlink:href="#Adressbuch" office:target-frame-name="_top" xlink:show="replace" text:style-name="Internet_20_link" text:visited-style-name="Visited_20_Internet_20_Link"><text:span text:style-name="Hyperlink">s</text:span></text:a><text:bookmark-end text:name="_Hlt32056448"/><text:bookmark-end text:name="_Hlt32056210"/><text:bookmark-end text:name="_Hlt32056209"/><text:bookmark-start text:name="_Hlt32056391"/><text:a xlink:type="simple" xlink:href="#Adressbuch" office:target-frame-name="_top" xlink:show="replace" text:style-name="Internet_20_link" text:visited-style-name="Visited_20_Internet_20_Link"><text:span text:style-name="Hyperlink">b</text:span></text:a><text:bookmark-end text:name="_Hlt32056391"/><text:a xlink:type="simple" xlink:href="#Adressbuch" office:target-frame-name="_top" xlink:show="replace" text:style-name="Internet_20_link" text:visited-style-name="Visited_20_Internet_20_Link"><text:span text:style-name="Hyperlink">uch</text:span></text:a>. </text:p>
      <text:p text:style-name="Standard">Das Regal enthält neben Ordnern, die alle Beschriftet sind (z.B. <text:span text:style-name="Absatz-Standardschriftart"><text:span text:style-name="T8">„Tax“, „Contracts“, „Finances“, „Certificates“,</text:span></text:span> etc.), für Unterlagen und einigen Büchern auch Notenhefte. Untersucht ein Investigator die Ordner genauer und länger und gelingt ihm eine schwierige Glücksprobe, so sticht ihm im Ordner „<text:span text:style-name="Absatz-Standardschriftart"><text:span text:style-name="T8">Certificates</text:span></text:span>“ ein unpassendes Dokument ins Auge, nämlich ein <text:a xlink:type="simple" xlink:href="#Mietvertrag" office:target-frame-name="_top" xlink:show="replace" text:style-name="Internet_20_link" text:visited-style-name="Visited_20_Internet_20_Link"><text:span text:style-name="Hyperlink">Miet</text:span></text:a><text:bookmark-start text:name="_Hlt32085331"/><text:bookmark-start text:name="_Hlt32085323"/><text:bookmark-start text:name="_Hlt32085322"/><text:a xlink:type="simple" xlink:href="#Mietvertrag" office:target-frame-name="_top" xlink:show="replace" text:style-name="Internet_20_link" text:visited-style-name="Visited_20_Internet_20_Link"><text:span text:style-name="Hyperlink">v</text:span></text:a><text:bookmark-end text:name="_Hlt32085331"/><text:bookmark-end text:name="_Hlt32085323"/><text:bookmark-end text:name="_Hlt32085322"/><text:bookmark-start text:name="_Hlt32056993"/><text:a xlink:type="simple" xlink:href="#Mietvertrag" office:target-frame-name="_top" xlink:show="replace" text:style-name="Internet_20_link" text:visited-style-name="Visited_20_Internet_20_Link"><text:span text:style-name="Hyperlink">e</text:span></text:a><text:bookmark-end text:name="_Hlt32056993"/><text:a xlink:type="simple" xlink:href="#Mietvertrag" office:target-frame-name="_top" xlink:show="replace" text:style-name="Internet_20_link" text:visited-style-name="Visited_20_Internet_20_Link"><text:span text:style-name="Hyperlink">rtrag</text:span></text:a>.</text:p>
      <text:p text:style-name="Standard">Das Klavier ist matt schwarz gefärbt und in gutem Zustand. </text:p>
      <text:p text:style-name="Standard"/>
      <text:p text:style-name="Standard"><text:span text:style-name="Absatz-Standardschriftart"><text:span text:style-name="T5">Badezimmer</text:span></text:span>:</text:p>
      <text:p text:style-name="Standard">Das Badezimmer ist am Boden mit gefliest mit hellbraunen Fliesen und die Wände sind in beige-weiß gehalten. Durch die drei Fenster ist das Bad ziemlich hell. An der westlichen Wand befindet sich eine Badewanne, die farblich dem Boden gleicht, mit Dusche und Duschvorhang und direkt daneben etwas nördlich befindet sich die Toilette. Ein Waschbecken mit kleinem Spiegelschrank darüber liegt links neben der südlichen Tür. Rechts neben der östlichen Tür steht ein hellbrauner Schrank, neben dem sich wiederum eine Waschmaschine befindet. Auf dem Boden sind einige Hygiene und Schminkartikel verteilt. </text:p>
      <text:p text:style-name="Standard">Der Duschvorhang hat ebenfalls ein Blumenmuster.</text:p>
      <text:p text:style-name="Standard">Die Toilette ist auch farblich passend zum Boden.</text:p>
      <text:p text:style-name="Standard">Das Waschbecken ist ähnlich gefärbt wie die Wand. Im Schrank darüber befinden sich einige Cremes, Rasierschaum und ein paar weitere Styling-/Körperpflegeprodukte. </text:p>
      <text:p text:style-name="Standard">Im Schrank an der Nordwand befindet sich eine „Entstaubungspumpe“ (sprich: Staubsauger), ein Besen, Wischmopp und zwei Eimer. Suchen die Investigatoren bewusst unter dem Schrank oder <text:soft-page-break/>halten sie sich in der Nähe auf und ihnen gelingt eine schwierige Probe auf Verborgene Erkennen, so entdecken sie unter dem Schrank ein <text:a xlink:type="simple" xlink:href="#Kultamulett" office:target-frame-name="_top" xlink:show="replace" text:style-name="Internet_20_link" text:visited-style-name="Visited_20_Internet_20_Link"><text:span text:style-name="Hyperlink">Kultam</text:span></text:a><text:bookmark-start text:name="_Hlt32086064"/><text:a xlink:type="simple" xlink:href="#Kultamulett" office:target-frame-name="_top" xlink:show="replace" text:style-name="Internet_20_link" text:visited-style-name="Visited_20_Internet_20_Link"><text:span text:style-name="Hyperlink">u</text:span></text:a><text:bookmark-end text:name="_Hlt32086064"/><text:a xlink:type="simple" xlink:href="#Kultamulett" office:target-frame-name="_top" xlink:show="replace" text:style-name="Internet_20_link" text:visited-style-name="Visited_20_Internet_20_Link"><text:span text:style-name="Hyperlink">lett</text:span></text:a>, welches einer der Entführer hier verloren hat. </text:p>
      <text:p text:style-name="Standard">Die Waschmaschine ist leer.</text:p>
      <text:p text:style-name="Standard"/>
      <text:p text:style-name="P2">Forschungsapartment</text:p>
      <text:p text:style-name="Standard"/>
      <text:p text:style-name="P2">Krankenhaus</text:p>
      <text:p text:style-name="Standard"/>
      <text:p text:style-name="P2">West 9</text:p>
      <text:p text:style-name="Standard"/>
      <text:p text:style-name="Standard"><text:span text:style-name="Absatz-Standardschriftart"><text:span text:style-name="T7">Schließfach</text:span></text:span></text:p>
      <text:p text:style-name="Standard">+ Umgebung</text:p>
      <text:p text:style-name="Standard">In Bank an 6th Avenue; Bankmitarbeiter erinnern sich nicht; kleiner Junge hat beobachtet und kann sich erinnern</text:p>
      <text:p text:style-name="Standard"/>
      <text:p text:style-name="P2">Packstation</text:p>
      <text:p text:style-name="Standard"/>
      <text:p text:style-name="P3">Kultstätte</text:p>
      <text:p text:style-name="Standard"/>
      <text:h text:style-name="Heading_20_1" text:outline-level="1"><text:span text:style-name="Überschrift_20_1_20_Zchn">Charaktere</text:span></text:h>
      <text:h text:style-name="Heading_20_2" text:outline-level="2">Hauptcharaktere</text:h>
      <text:p text:style-name="P3">Cathleen Sullivan (40) </text:p>
      <text:p text:style-name="P7"><text:span text:style-name="T9">Persönlichkeit:</text:span></text:p>
      <text:p text:style-name="P7"><text:span text:style-name="T9"><text:tab/></text:span><text:span text:style-name="T10">Tsathoggua grenzenlos verschrieben, strukturiert, ehrgeizig, durchaus sozial(-fähig)</text:span></text:p>
      <text:p text:style-name="P7"><text:span text:style-name="T9">Aussehen:</text:span></text:p>
      <text:p text:style-name="P7"><text:span text:style-name="T9"><text:tab/></text:span><text:span text:style-name="T10">groß gewachsen, schlank, fast schon dürr, lange braune glatte Haare, oft zu Pferdeschwanz <text:tab/>gebunden, trägt lieber Hosen als Röcke</text:span></text:p>
      <text:p text:style-name="P7"><text:span text:style-name="T9">Geschichte: </text:span></text:p>
      <text:p text:style-name="P8"><text:span text:style-name="T10"><text:tab/>Krankenschwester im TBH. War ab Mitte 20 mit ihrer Jugendliebe verheiratet, wurde mit <text:tab/>Anfang 30 sehr spät und unerwartet schwanger, die kleine Familie war glücklich bis ihr 4-<text:tab/>jähriges Kind an Polio erkrankte und daran verstarb. Aufgrund dieser Tragödie zerbrach <text:tab/>Cathleens Ehe. An diesem Tiefpunkt ihres Lebens erfuhr sie im Kult Rückhalt und gab ihrem <text:tab/>Leben im Dienen Tsathogguas neuen Sinn.</text:span></text:p>
      <text:p text:style-name="P7"><text:span text:style-name="T9">Charakterwerte:</text:span></text:p>
      <text:p text:style-name="P3"><text:span text:style-name="T9"/></text:p>
      <text:p text:style-name="P3"/>
      <text:p text:style-name="P4"/>
      <text:p text:style-name="Standard"><text:span text:style-name="Absatz-Standardschriftart"><text:span text:style-name="T6">Desmond McVain</text:span></text:span></text:p>
      <text:p text:style-name="P7"><text:span text:style-name="T9">Persönlichkeit:</text:span></text:p>
      <text:p text:style-name="P7"><text:span text:style-name="T9"><text:tab/></text:span></text:p>
      <text:p text:style-name="P7"><text:span text:style-name="T9">Aussehen:</text:span></text:p>
      <text:p text:style-name="P7"><text:span text:style-name="T9"><text:tab/></text:span></text:p>
      <text:p text:style-name="P7"><text:span text:style-name="T9">Geschichte: </text:span></text:p>
      <text:p text:style-name="P7"><text:span text:style-name="T10"><text:tab/></text:span></text:p>
      <text:p text:style-name="P7"><text:span text:style-name="Absatz-Standardschriftart"><text:span text:style-name="T9">Charakterwerte:</text:span></text:span></text:p>
      <text:p text:style-name="P4">Auto</text:p>
      <text:p text:style-name="P4"/>
      <text:p text:style-name="P3">Elizabeth Campbell (38)</text:p>
      <text:p text:style-name="P7"><text:span text:style-name="T9">Persönlichkeit:</text:span></text:p>
      <text:p text:style-name="P7"><text:span text:style-name="T9"><text:tab/></text:span><text:span text:style-name="T10">spontan, ein wenig verplant, sozial/ offen(-herzig), harmoniebedürftig</text:span></text:p>
      <text:p text:style-name="P7"><text:soft-page-break/><text:span text:style-name="T9">Aussehen:</text:span></text:p>
      <text:p text:style-name="P7"><text:span text:style-name="T9"><text:tab/></text:span><text:span text:style-name="T10">normale Statur, findet sich selbst etwas zu moppelig, trägt gerne Ohrringe, braune lange <text:tab/>leicht gewellte Haare, trägt gerne Röcke, ab und zu auch Kleider </text:span><text:span text:style-name="T9"><text:tab/></text:span></text:p>
      <text:p text:style-name="P7"><text:span text:style-name="T9">Geschichte: </text:span></text:p>
      <text:p text:style-name="P10"><text:span text:style-name="T9"><text:tab/>Sie ist Hebamme am TBH und hat dort, obwohl sie eine Frau ist, recht großes Ansehen. Bei <text:tab/>der Arbeit lernte sie den jungen Arzt Desmond McVain kennen, in den sie lange heimlich <text:tab/>verliebt war, mit dem <text:s text:c="2"/>nun aber sie eine lange, tiefe Freundschaft verbindet. Sie ist <text:tab/>unverheiratet und wartet noch auf den „Mann fürs Leben“. </text:span></text:p>
      <text:p text:style-name="P7"><text:span text:style-name="Absatz-Standardschriftart"><text:span text:style-name="T9">Charakterwerte:</text:span></text:span></text:p>
      <text:p text:style-name="P4"/>
      <text:p text:style-name="Standard"><text:span text:style-name="Absatz-Standardschriftart"><text:span text:style-name="T6">Richard Carter (54)</text:span></text:span></text:p>
      <text:p text:style-name="P7"><text:span text:style-name="T9">Persönlichkeit:</text:span></text:p>
      <text:p text:style-name="P9"><text:span text:style-name="T9"><text:tab/></text:span><text:span text:style-name="T10">machthungrig, sehr auf seinen Ruf bedacht, willensstark</text:span></text:p>
      <text:p text:style-name="P7"><text:span text:style-name="T9">Aussehen:</text:span></text:p>
      <text:p text:style-name="P7"><text:span text:style-name="T9"><text:tab/></text:span><text:span text:style-name="T10">Schnauzer, kurze schwarze Haare, gepflegtes Äußeres, größer und kräftig</text:span></text:p>
      <text:p text:style-name="P7"><text:span text:style-name="T9">Geschichte: </text:span></text:p>
      <text:p text:style-name="P7"><text:span text:style-name="T10"><text:tab/>Ist Polizeichef in Union-City (New Jersey). Hat aus einer alten Schrift Wissen über die <text:tab/>Anrufung Tsathogguas. Vernichtete diese nach erfolgreicher Durchführung. Bekam Wissen für <text:tab/>die Beschwörung des Formlosen Gezüchts und gründete somit den Kult (1918)</text:span></text:p>
      <text:p text:style-name="P7"><text:span text:style-name="Absatz-Standardschriftart"><text:span text:style-name="T9">Charakterwerte:</text:span></text:span></text:p>
      <text:p text:style-name="P12"><text:tab/>Kampferfahren (Schusswaffen)</text:p>
      <text:p text:style-name="P3"/>
      <text:h text:style-name="Heading_20_2" text:outline-level="2">Nebencharaktere</text:h>
      <text:p text:style-name="P3">Amadeus „Dave“ Schwarzenecker (29)</text:p>
      <text:p text:style-name="P4"><text:span text:style-name="T11">Persönlichkeit:</text:span></text:p>
      <text:p text:style-name="P7"><text:span text:style-name="T9"><text:tab/></text:span><text:span text:style-name="T10">einfältig, cholerisch, braucht Anerkennung/ Bestätigung/ möchte „dazugehören“, </text:span></text:p>
      <text:p text:style-name="P7"><text:span text:style-name="T9">Aussehen:</text:span></text:p>
      <text:p text:style-name="P7"><text:span text:style-name="T9"><text:tab/></text:span><text:span text:style-name="T10">breit gebaut, plumpes Gesicht, hellbraune lange Haare, die Seiten abrasiert, unordentlich <text:tab/>zusammengebunden, Vollbart, grimmig/finster dreinschauend</text:span></text:p>
      <text:p text:style-name="P7"><text:span text:style-name="T9">Geschichte: </text:span></text:p>
      <text:p text:style-name="P7"><text:span text:style-name="T10"><text:tab/>Er entstammt einer Aristokratenfamilie mit deutschen Wurzeln, studierte ein bisschen Jura, <text:tab/>genügte jedoch den Ansprüchen der Familie nicht und wurde verstoßen. Er hatte einige <text:tab/>Gelegenheitsjobs wie „Rausschmeißer“, rutschte dann jedoch in die Kriminalität ab. So lernte <text:tab/>er auch Richard kennen, und im Kult fand er wieder eine Familie. Er ist der „Mann für´s <text:tab/>Grobe“ und hinterfragt nicht viel.</text:span></text:p>
      <text:p text:style-name="P7"><text:span text:style-name="Absatz-Standardschriftart"><text:span text:style-name="T9">Charakterwerte:</text:span></text:span></text:p>
      <text:p text:style-name="P4"/>
      <text:p text:style-name="P6">Ella Geraldson</text:p>
      <text:h text:style-name="Heading_20_1" text:outline-level="1">Hinweise</text:h>
      <text:p text:style-name="P3"><text:bookmark-start text:name="Adressbuch"/>Adressbuch</text:p>
      <text:p text:style-name="P4"><text:bookmark-end text:name="Adressbuch"/>Das Adressbuch ist interessant, wenn man die echte Elizabeth aufsuchen möchte, denn hierin befindet sich sowohl ihre Telefonnummer als auch ihre Adresse (sie wohnt in der Vernon Ave – Brooklyn). </text:p>
      <text:p text:style-name="P4"/>
      <text:p text:style-name="Standard"><text:bookmark-start text:name="Kultamulett"/><text:span text:style-name="Absatz-Standardschriftart"><text:span text:style-name="T6">Kultamulett</text:span></text:span><text:bookmark-end text:name="Kultamulett"/></text:p>
      <text:p text:style-name="P4"/>
      <text:p text:style-name="Standard"><text:bookmark-start text:name="Mietvertrag"/><text:span text:style-name="Absatz-Standardschriftart"><text:span text:style-name="T6">Mietvertrag </text:span></text:span><text:bookmark-end text:name="Mietvertrag"/><text:span text:style-name="Absatz-Standardschriftart"><text:span text:style-name="T6">für das Forschungsapart</text:span></text:span><text:span text:style-name="Absatz-Standardschriftart"><text:span text:style-name="T6">m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2%" fo:text-align="justify"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2%" fo:text-align="justify"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cm" fo:keep-together="always" fo:hyphenation-ladder-count="no-limit" fo:keep-with-next="always"/>
      <style:text-properties fo:color="#2f5496" style:font-name="Calibri Light" fo:font-size="16pt" style:font-name-asian="Times New Roman" style:font-size-asian="16pt" style:font-name-complex="Times New Roman" style:font-size-complex="16pt"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071cm" fo:margin-bottom="0cm" fo:keep-together="always" fo:hyphenation-ladder-count="no-limit" fo:keep-with-next="always"/>
      <style:text-properties fo:color="#2f5496" style:font-name="Calibri Light" fo:font-size="13pt" style:font-name-asian="Times New Roman" style:font-size-asian="13pt" style:font-name-complex="Times New Roman" style:font-size-complex="13pt"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Lucida 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Überschrift_20_1_20_Zchn" style:display-name="Überschrift 1 Zchn" style:family="text" style:parent-style-name="Absatz-Standardschriftart">
      <style:text-properties fo:color="#2f5496" style:font-name="Calibri Light" fo:font-size="16pt" style:font-name-asian="Times New Roman" style:font-size-asian="16pt" style:font-name-complex="Times New Roman" style:font-size-complex="16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fo:background-color="#e1dfd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2f5496" style:font-name="Calibri Light" fo:font-size="13pt" style:font-name-asian="Times New Roman" style:font-size-asian="13pt" style:font-name-complex="Times New Roman"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initial-creator>Sascha Hofmann</meta:initial-creator>
    <dc:creator>Prisca Rambach</dc:creator>
    <meta:creation-date>2020-01-26T17:21:00Z</meta:creation-date>
    <dc:date>2020-02-09T23:57:42.38</dc:date>
    <meta:editing-cycles>40</meta:editing-cycles>
    <meta:editing-duration>PT1H22M38S</meta:editing-duration>
    <meta:document-statistic meta:table-count="1" meta:image-count="1" meta:object-count="0" meta:page-count="6" meta:paragraph-count="134" meta:word-count="2374" meta:character-count="160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